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09f2ad" officeooo:paragraph-rsid="0009f2ad"/>
    </style:style>
    <style:style style:name="P2" style:family="paragraph" style:parent-style-name="Text_20_body">
      <style:text-properties style:text-underline-style="solid" style:text-underline-width="auto" style:text-underline-color="font-color" officeooo:rsid="0014ccea" officeooo:paragraph-rsid="0014ccea"/>
    </style:style>
    <style:style style:name="P3" style:family="paragraph" style:parent-style-name="Text_20_body">
      <style:text-properties style:font-name="Liberation Serif" officeooo:rsid="00341572" officeooo:paragraph-rsid="00341572" style:font-name-asian="Noto Sans CJK SC Regular" style:font-name-complex="Lohit Devanagari"/>
    </style:style>
    <style:style style:name="P4" style:family="paragraph" style:parent-style-name="Text_20_body">
      <style:text-properties officeooo:paragraph-rsid="00393903"/>
    </style:style>
    <style:style style:name="P5" style:family="paragraph" style:parent-style-name="Heading_20_1">
      <style:text-properties officeooo:rsid="0007a7f8" officeooo:paragraph-rsid="0009f2ad"/>
    </style:style>
    <style:style style:name="P6" style:family="paragraph" style:parent-style-name="Heading_20_1">
      <style:text-properties style:text-underline-style="none" officeooo:rsid="000e1d48" officeooo:paragraph-rsid="000d30a8"/>
    </style:style>
    <style:style style:name="P7" style:family="paragraph" style:parent-style-name="Heading_20_3">
      <style:text-properties officeooo:rsid="000d30a8" officeooo:paragraph-rsid="000d30a8"/>
    </style:style>
    <style:style style:name="P8" style:family="paragraph" style:parent-style-name="Heading_20_3">
      <style:text-properties officeooo:rsid="00492ab5" officeooo:paragraph-rsid="00492ab5"/>
    </style:style>
    <style:style style:name="P9" style:family="paragraph" style:parent-style-name="Heading_20_3">
      <style:text-properties officeooo:paragraph-rsid="00492ab5"/>
    </style:style>
    <style:style style:name="P10" style:family="paragraph" style:parent-style-name="Text_20_body" style:list-style-name="L1">
      <style:text-properties style:text-underline-style="none" officeooo:rsid="0009f2ad" officeooo:paragraph-rsid="0009f2ad"/>
    </style:style>
    <style:style style:name="P11" style:family="paragraph" style:parent-style-name="Text_20_body" style:list-style-name="L2">
      <style:text-properties style:text-underline-style="none" officeooo:rsid="0014ccea" officeooo:paragraph-rsid="0014ccea"/>
    </style:style>
    <style:style style:name="P12" style:family="paragraph" style:parent-style-name="Text_20_body" style:list-style-name="L2">
      <style:text-properties style:text-underline-style="none" officeooo:rsid="0030788c" officeooo:paragraph-rsid="0030788c"/>
    </style:style>
    <style:style style:name="P13" style:family="paragraph" style:parent-style-name="Text_20_body">
      <style:text-properties officeooo:rsid="004794ae" officeooo:paragraph-rsid="004794ae"/>
    </style:style>
    <style:style style:name="P14" style:family="paragraph" style:parent-style-name="Text_20_body">
      <style:text-properties officeooo:paragraph-rsid="004794ae"/>
    </style:style>
    <style:style style:name="P15" style:family="paragraph" style:parent-style-name="Text_20_body">
      <style:text-properties officeooo:paragraph-rsid="00366627"/>
    </style:style>
    <style:style style:name="P16" style:family="paragraph" style:parent-style-name="Text_20_body">
      <style:text-properties officeooo:rsid="00492ab5" officeooo:paragraph-rsid="00492ab5"/>
    </style:style>
    <style:style style:name="T1" style:family="text">
      <style:text-properties style:text-underline-style="none"/>
    </style:style>
    <style:style style:name="T2" style:family="text">
      <style:text-properties style:font-name="Liberation Serif" officeooo:rsid="00366627" style:font-name-asian="Noto Sans CJK SC Regular" style:font-name-complex="Lohit Devanagari"/>
    </style:style>
    <style:style style:name="T3" style:family="text">
      <style:text-properties style:font-name="Liberation Serif" officeooo:rsid="00393903" style:font-name-asian="Noto Sans CJK SC Regular" style:font-name-complex="Lohit Devanagari"/>
    </style:style>
    <style:style style:name="T4" style:family="text">
      <style:text-properties style:font-name="Liberation Serif" officeooo:rsid="0039e8a9" style:font-name-asian="Noto Sans CJK SC Regular" style:font-name-complex="Lohit Devanagari"/>
    </style:style>
    <style:style style:name="T5" style:family="text">
      <style:text-properties style:font-name="Liberation Serif" officeooo:rsid="003ac5e7" style:font-name-asian="Noto Sans CJK SC Regular" style:font-name-complex="Lohit Devanagari"/>
    </style:style>
    <style:style style:name="T6" style:family="text">
      <style:text-properties style:font-name="Liberation Serif" officeooo:rsid="00491b1f" style:font-name-asian="Noto Sans CJK SC Regular" style:font-name-complex="Lohit Devanagari"/>
    </style:style>
    <style:style style:name="T7" style:family="text">
      <style:text-properties officeooo:rsid="0030788c"/>
    </style:style>
    <style:style style:name="T8" style:family="text">
      <style:text-properties officeooo:rsid="00366627"/>
    </style:style>
    <style:style style:name="T9" style:family="text">
      <style:text-properties officeooo:rsid="003d9250"/>
    </style:style>
    <style:style style:name="T10" style:family="text">
      <style:text-properties officeooo:rsid="00432f77"/>
    </style:style>
    <style:style style:name="T11" style:family="text">
      <style:text-properties officeooo:rsid="004794ae"/>
    </style:style>
    <style:style style:name="T12" style:family="text">
      <style:text-properties officeooo:rsid="00491b1f"/>
    </style:style>
    <style:style style:name="T13" style:family="text">
      <style:text-properties style:text-position="super 58%"/>
    </style:style>
    <style:style style:name="T14" style:family="text">
      <style:text-properties style:text-position="0% 100%"/>
    </style:style>
    <style:style style:name="T15" style:family="text">
      <style:text-properties officeooo:rsid="003b96ba"/>
    </style:style>
    <style:style style:name="T16" style:family="text">
      <style:text-properties officeooo:rsid="004a048c"/>
    </style:style>
    <style:style style:name="T17" style:family="text">
      <style:text-properties officeooo:rsid="004b29d1"/>
    </style:style>
    <style:style style:name="T18" style:family="text">
      <style:text-properties officeooo:rsid="004d24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Programmes</text:h>
      <text:p text:style-name="P1">Connaissances<text:span text:style-name="T1"> :</text:span></text:p>
      <text:list xml:id="list392507335" text:style-name="L1">
        <text:list-item>
          <text:p text:style-name="P10">Fractions</text:p>
        </text:list-item>
        <text:list-item>
          <text:p text:style-name="P10">fractions irréductibles</text:p>
        </text:list-item>
        <text:list-item>
          <text:p text:style-name="P10">égalité de fractions (démonstration possible à partir de la définition du quotient)</text:p>
        </text:list-item>
        <text:list-item>
          <text:p text:style-name="P10">ordre sur les nombres rationnels en écriture décimale ou fractionnaire.</text:p>
        </text:list-item>
      </text:list>
      <text:p text:style-name="P2">Compétences<text:span text:style-name="T1"> :</text:span></text:p>
      <text:list xml:id="list1802963894" text:style-name="L2">
        <text:list-item>
          <text:p text:style-name="P11"><text:span text:style-name="T7">U</text:span>tiliser diverses représentations d’un même nombre</text:p>
        </text:list-item>
        <text:list-item>
          <text:p text:style-name="P12">Passer d’une représentation à une autre</text:p>
        </text:list-item>
        <text:list-item>
          <text:p text:style-name="P12">comparer, ranger, encadrer des nombres rationnels en écriture décimale, fractionnaire ou scientifique</text:p>
        </text:list-item>
        <text:list-item>
          <text:p text:style-name="P12">repérer et placer un nombre rationnel sur une droite graduée</text:p>
        </text:list-item>
        <text:list-item>
          <text:p text:style-name="P12">simplifier une fraction pour la rendre irréductible</text:p>
        </text:list-item>
      </text:list>
      <text:h text:style-name="P6" text:outline-level="1">Séances</text:h>
      <text:h text:style-name="P7" text:outline-level="3">Séance 1 : <text:span text:style-name="T17">I</text:span><text:span text:style-name="T16">ntroduction</text:span></text:h>
      <text:p text:style-name="P4"><text:span text:style-name="T2">Cours sur le vocabulaire : </text:span><text:span text:style-name="T3">via une fiche à trous, </text:span><text:span text:style-name="T4">remplie sur une projection. </text:span><text:span text:style-name="T5">Faire attention, avoir deux slides n’était pas très judicieux ici !</text:span></text:p>
      <text:p text:style-name="P3">Activité « <text:span text:style-name="T8">partage de gâteau » : revoir les fractions, voir la comparaison visuellement.</text:span></text:p>
      <text:p text:style-name="P15"><text:span text:style-name="T2">Note : dessiner des parts de </text:span><text:span text:style-name="T6">cercle</text:span><text:span text:style-name="T2"> au tableau est difficile, et très peu convaincant lorsqu’il s’agit de comparer : mieux vaut avoir un projeté !</text:span></text:p>
      <text:h text:style-name="P9" text:outline-level="3"><text:span text:style-name="T15">Séance 2 : </text:span><text:span text:style-name="T10">Simplification</text:span><text:span text:style-name="T9"> de fractions</text:span></text:h>
      <text:p text:style-name="P14"><text:span text:style-name="T11">Activité « égalité de fraction », avec correction au tableau par les élèves, et au mieux débat.</text:span></text:p>
      <text:p text:style-name="P13">Cours sur la simplification de fractions.</text:p>
      <text:p text:style-name="P13">Exercices sur cette notion.</text:p>
      <text:h text:style-name="P8" text:outline-level="3">Séance ?? : <text:span text:style-name="T18">F</text:span>ractions irréductibles</text:h>
      <text:p text:style-name="P16">Utiliser le PGCD, vu au 1<text:span text:style-name="T13">er</text:span> chapitre, pour simplifier une fraction « au maximum »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1-17T19:46:38.768338679</dc:date>
    <meta:editing-duration>PT4H14M31S</meta:editing-duration>
    <meta:editing-cycles>52</meta:editing-cycles>
    <meta:document-statistic meta:table-count="0" meta:image-count="0" meta:object-count="0" meta:page-count="1" meta:paragraph-count="23" meta:word-count="203" meta:character-count="1261" meta:non-whitespace-character-count="1090"/>
  </office:meta>
</office:document-meta>
</file>